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1" style:family="table">
      <style:table-properties style:width="175.9mm" table:align="margins"/>
    </style:style>
    <style:style style:name="Table1.A" style:family="table-column">
      <style:table-column-properties style:column-width="175.9mm" style:rel-column-width="65535*"/>
    </style:style>
    <style:style style:name="Table1.A1" style:family="table-cell">
      <style:table-cell-properties fo:padding="0.97mm" fo:border="0.5pt solid #000000"/>
    </style:style>
    <style:style style:name="Table1.A2" style:family="table-cell">
      <style:table-cell-properties fo:padding="0.97mm" fo:border-left="0.5pt solid #000000" fo:border-right="0.5pt solid #000000" fo:border-top="none" fo:border-bottom="0.5pt solid #000000"/>
    </style:style>
    <style:style style:name="Table2" style:family="table">
      <style:table-properties style:width="175.9mm" table:align="margins"/>
    </style:style>
    <style:style style:name="Table2.A" style:family="table-column">
      <style:table-column-properties style:column-width="175.9mm" style:rel-column-width="65535*"/>
    </style:style>
    <style:style style:name="Table2.A1" style:family="table-cell">
      <style:table-cell-properties fo:padding="0.97mm" fo:border="0.5pt solid #000000"/>
    </style:style>
    <style:style style:name="Table2.A2" style:family="table-cell">
      <style:table-cell-properties fo:padding="0.97mm" fo:border-left="0.5pt solid #000000" fo:border-right="0.5pt solid #000000" fo:border-top="none" fo:border-bottom="0.5pt solid #000000"/>
    </style:style>
    <style:style style:name="Table3" style:family="table">
      <style:table-properties style:width="175.9mm" table:align="margins"/>
    </style:style>
    <style:style style:name="Table3.A" style:family="table-column">
      <style:table-column-properties style:column-width="175.9mm" style:rel-column-width="65535*"/>
    </style:style>
    <style:style style:name="Table3.A1" style:family="table-cell">
      <style:table-cell-properties fo:padding="0.97mm" fo:border="0.5pt solid #000000"/>
    </style:style>
    <style:style style:name="Table3.A2" style:family="table-cell">
      <style:table-cell-properties fo:padding="0.97mm" fo:border-left="0.5pt solid #000000" fo:border-right="0.5pt solid #000000" fo:border-top="none" fo:border-bottom="0.5pt solid #000000"/>
    </style:style>
    <style:style style:name="P1" style:family="paragraph" style:parent-style-name="Standard">
      <style:paragraph-properties fo:line-height="200%" fo:text-align="center" style:justify-single-word="false" style:writing-mode="lr-tb"/>
      <style:text-properties fo:font-size="14pt" fo:font-weight="bold" officeooo:rsid="000b28cc" officeooo:paragraph-rsid="000b28cc" style:font-weight-asian="bold" style:font-weight-complex="bold"/>
    </style:style>
    <style:style style:name="P2" style:family="paragraph" style:parent-style-name="Table_20_Contents">
      <style:paragraph-properties fo:line-height="150%" fo:text-align="justify" style:justify-single-word="false"/>
      <style:text-properties fo:font-weight="bold" officeooo:rsid="000e20f7" officeooo:paragraph-rsid="000f03a1" style:font-weight-asian="bold" style:font-weight-complex="bold"/>
    </style:style>
    <style:style style:name="P3" style:family="paragraph" style:parent-style-name="Table_20_Contents">
      <style:paragraph-properties fo:line-height="150%" fo:text-align="justify" style:justify-single-word="false"/>
      <style:text-properties officeooo:rsid="000f03a1" officeooo:paragraph-rsid="000f03a1"/>
    </style:style>
    <style:style style:name="P4" style:family="paragraph" style:parent-style-name="Table_20_Contents">
      <style:paragraph-properties fo:line-height="150%" fo:text-align="justify" style:justify-single-word="false"/>
      <style:text-properties fo:font-weight="normal" officeooo:rsid="000f03a1" officeooo:paragraph-rsid="000f03a1" style:font-weight-asian="normal" style:font-weight-complex="normal"/>
    </style:style>
    <style:style style:name="P5" style:family="paragraph" style:parent-style-name="Standard">
      <style:paragraph-properties fo:line-height="150%" fo:text-align="justify" style:justify-single-word="false"/>
      <style:text-properties officeooo:rsid="000e20f7" officeooo:paragraph-rsid="000f03a1"/>
    </style:style>
    <style:style style:name="P6" style:family="paragraph" style:parent-style-name="Table_20_Contents">
      <style:paragraph-properties fo:line-height="150%" fo:text-align="justify" style:justify-single-word="false"/>
      <style:text-properties officeooo:paragraph-rsid="000f03a1"/>
    </style:style>
    <style:style style:name="P7" style:family="paragraph" style:parent-style-name="Table_20_Contents">
      <style:paragraph-properties fo:line-height="150%" fo:text-align="justify" style:justify-single-word="false"/>
      <style:text-properties fo:font-weight="bold" officeooo:rsid="000fed01" officeooo:paragraph-rsid="000fed01" style:font-weight-asian="bold" style:font-weight-complex="bold"/>
    </style:style>
    <style:style style:name="P8" style:family="paragraph" style:parent-style-name="Table_20_Contents" style:list-style-name="L1">
      <style:paragraph-properties fo:line-height="150%" fo:text-align="justify" style:justify-single-word="false"/>
      <style:text-properties officeooo:rsid="000fed01" officeooo:paragraph-rsid="000fed01"/>
    </style:style>
    <style:style style:name="P9" style:family="paragraph" style:parent-style-name="Table_20_Contents" style:list-style-name="L1">
      <style:paragraph-properties fo:line-height="150%" fo:text-align="justify" style:justify-single-word="false"/>
      <style:text-properties officeooo:rsid="00130fa5" officeooo:paragraph-rsid="00130fa5"/>
    </style:style>
    <style:style style:name="P10" style:family="paragraph" style:parent-style-name="Table_20_Contents" style:list-style-name="L2">
      <style:paragraph-properties fo:line-height="150%" fo:text-align="justify" style:justify-single-word="false"/>
      <style:text-properties officeooo:rsid="00130fa5" officeooo:paragraph-rsid="00130fa5"/>
    </style:style>
    <style:style style:name="P11" style:family="paragraph" style:parent-style-name="Table_20_Contents">
      <style:paragraph-properties fo:line-height="150%" fo:text-align="justify" style:justify-single-word="false"/>
      <style:text-properties officeooo:rsid="00141b73" officeooo:paragraph-rsid="00141b73"/>
    </style:style>
    <style:style style:name="P12" style:family="paragraph" style:parent-style-name="Table_20_Contents" style:list-style-name="L3">
      <style:paragraph-properties fo:line-height="150%" fo:text-align="justify" style:justify-single-word="false"/>
      <style:text-properties officeooo:rsid="00141b73" officeooo:paragraph-rsid="00141b73"/>
    </style:style>
    <style:style style:name="P13" style:family="paragraph" style:parent-style-name="Standard">
      <style:paragraph-properties fo:line-height="150%" fo:text-align="justify" style:justify-single-word="false"/>
      <style:text-properties officeooo:rsid="000e20f7" officeooo:paragraph-rsid="000e20f7"/>
    </style:style>
    <style:style style:name="P14" style:family="paragraph" style:parent-style-name="Standard">
      <style:paragraph-properties fo:line-height="200%" fo:text-align="center" style:justify-single-word="false" style:writing-mode="lr-tb"/>
      <style:text-properties officeooo:rsid="000b28cc" officeooo:paragraph-rsid="000e20f7"/>
    </style:style>
    <style:style style:name="P15" style:family="paragraph" style:parent-style-name="Table_20_Contents" style:list-style-name="L4">
      <style:paragraph-properties fo:line-height="150%" fo:text-align="justify" style:justify-single-word="false"/>
      <style:text-properties officeooo:rsid="00141b73" officeooo:paragraph-rsid="00141b73"/>
    </style:style>
    <style:style style:name="P16" style:family="paragraph" style:parent-style-name="Table_20_Contents" style:list-style-name="L5">
      <style:paragraph-properties fo:line-height="150%" fo:text-align="justify" style:justify-single-word="false"/>
      <style:text-properties officeooo:rsid="00141b73" officeooo:paragraph-rsid="00141b73"/>
    </style:style>
    <style:style style:name="P17" style:family="paragraph" style:parent-style-name="Table_20_Contents" style:list-style-name="L4">
      <style:paragraph-properties fo:line-height="150%" fo:text-align="justify" style:justify-single-word="false"/>
      <style:text-properties officeooo:rsid="0014a94f" officeooo:paragraph-rsid="0014a94f"/>
    </style:style>
    <style:style style:name="P18" style:family="paragraph" style:parent-style-name="Table_20_Contents" style:list-style-name="L6">
      <style:paragraph-properties fo:line-height="150%" fo:text-align="justify" style:justify-single-word="false"/>
      <style:text-properties officeooo:rsid="0014a94f" officeooo:paragraph-rsid="0014a94f"/>
    </style:style>
    <style:style style:name="P19" style:family="paragraph" style:parent-style-name="Table_20_Contents" style:list-style-name="L6">
      <style:paragraph-properties fo:line-height="150%" fo:text-align="justify" style:justify-single-word="false" style:writing-mode="lr-tb"/>
      <style:text-properties officeooo:rsid="0014a94f" officeooo:paragraph-rsid="0014a94f"/>
    </style:style>
    <style:style style:name="P20" style:family="paragraph" style:parent-style-name="Table_20_Contents" style:list-style-name="L6">
      <style:paragraph-properties fo:line-height="150%" fo:text-align="justify" style:justify-single-word="false"/>
      <style:text-properties officeooo:paragraph-rsid="0014a94f"/>
    </style:style>
    <style:style style:name="P21" style:family="paragraph" style:parent-style-name="Table_20_Contents">
      <style:paragraph-properties fo:line-height="150%" fo:text-align="justify" style:justify-single-word="false"/>
      <style:text-properties officeooo:rsid="0014a94f" officeooo:paragraph-rsid="0014a94f"/>
    </style:style>
    <style:style style:name="P22" style:family="paragraph" style:parent-style-name="Table_20_Contents" style:list-style-name="L7">
      <style:paragraph-properties fo:line-height="150%" fo:text-align="justify" style:justify-single-word="false"/>
      <style:text-properties officeooo:rsid="0014d71f" officeooo:paragraph-rsid="0014d71f"/>
    </style:style>
    <style:style style:name="P23" style:family="paragraph" style:parent-style-name="Table_20_Contents" style:list-style-name="L7">
      <style:paragraph-properties fo:line-height="150%" fo:text-align="justify" style:justify-single-word="false" style:writing-mode="lr-tb"/>
      <style:text-properties officeooo:rsid="0014d71f" officeooo:paragraph-rsid="0014d71f"/>
    </style:style>
    <style:style style:name="P24" style:family="paragraph" style:parent-style-name="Standard">
      <style:paragraph-properties fo:line-height="200%" fo:text-align="center" style:justify-single-word="false" fo:break-before="page" style:writing-mode="lr-tb"/>
      <style:text-properties fo:font-size="14pt" fo:font-weight="bold" officeooo:rsid="000b28cc" officeooo:paragraph-rsid="000e20f7" style:font-weight-asian="bold" style:font-weight-complex="bold"/>
    </style:style>
    <style:style style:name="P25" style:family="paragraph" style:parent-style-name="Table_20_Contents" style:list-style-name="L8">
      <style:paragraph-properties fo:line-height="150%" fo:text-align="justify" style:justify-single-word="false"/>
      <style:text-properties officeooo:rsid="00130fa5" officeooo:paragraph-rsid="000fed01"/>
    </style:style>
    <style:style style:name="T1" style:family="text">
      <style:text-properties officeooo:rsid="000e20f7"/>
    </style:style>
    <style:style style:name="T2" style:family="text">
      <style:text-properties fo:font-weight="bold" style:font-weight-asian="bold" style:font-weight-complex="bold"/>
    </style:style>
    <style:style style:name="T3" style:family="text">
      <style:text-properties fo:font-weight="bold" officeooo:rsid="000f03a1" style:font-weight-asian="bold" style:font-weight-complex="bold"/>
    </style:style>
    <style:style style:name="T4" style:family="text">
      <style:text-properties officeooo:rsid="000f03a1"/>
    </style:style>
    <style:style style:name="T5" style:family="text">
      <style:text-properties officeooo:rsid="00113898"/>
    </style:style>
    <style:style style:name="T6" style:family="text">
      <style:text-properties officeooo:rsid="00130fa5"/>
    </style:style>
    <style:style style:name="T7" style:family="text">
      <style:text-properties fo:font-size="14pt" fo:font-weight="bold" style:font-weight-asian="bold" style:font-weight-complex="bold"/>
    </style:style>
    <style:style style:name="T8" style:family="text">
      <style:text-properties fo:font-size="14pt" fo:font-weight="bold" officeooo:rsid="000e20f7" style:font-weight-asian="bold" style:font-weight-complex="bold"/>
    </style:style>
    <style:style style:name="T9" style:family="text">
      <style:text-properties officeooo:rsid="00141b73"/>
    </style:style>
    <style:style style:name="T10" style:family="text">
      <style:text-properties officeooo:rsid="0014a94f"/>
    </style:style>
    <style:style style:name="T11" style:family="text">
      <style:text-properties officeooo:rsid="0014d71f"/>
    </style:style>
    <style:style style:name="T12" style:family="text">
      <style:text-properties officeooo:rsid="00167b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ter <text:span text:style-name="T1">1</text:span>. Explore User API endpoints</text:p>
      <table:table table:name="Table1" table:style-name="Table1">
        <table:table-column table:style-name="Table1.A"/>
        <table:table-row>
          <table:table-cell table:style-name="Table1.A1" office:value-type="string">
            <text:p text:style-name="P2">Purpose:</text:p>
            <text:p text:style-name="P3">Explore User API endpoints</text:p>
            <text:p text:style-name="P3">With manually created data</text:p>
            <text:p text:style-name="P4">To discover behavior of API, invalid inputs, input restrictions</text:p>
          </table:table-cell>
        </table:table-row>
        <table:table-row>
          <table:table-cell table:style-name="Table1.A2" office:value-type="string">
            <text:p text:style-name="P5"><text:span text:style-name="T2">Timebox:</text:span></text:p>
            <text:p text:style-name="P5">Date: 31.10.2024</text:p>
            <text:p text:style-name="P5">Duration: 30 minutes</text:p>
          </table:table-cell>
        </table:table-row>
        <table:table-row>
          <table:table-cell table:style-name="Table1.A2" office:value-type="string">
            <text:p text:style-name="P6"><text:span text:style-name="T3">Tools:</text:span><text:span text:style-name="T4"> Postman</text:span></text:p>
          </table:table-cell>
        </table:table-row>
        <table:table-row>
          <table:table-cell table:style-name="Table1.A2" office:value-type="string">
            <text:p text:style-name="P7">Notes:</text:p>
            <text:list text:style-name="L1">
              <text:list-item>
                <text:p text:style-name="P8">When you log in multiple times then each token is valid. Since I have no project requirements I won’t test this behavior.</text:p>
              </text:list-item>
              <text:list-item>
                <text:p text:style-name="P8">Can create a user with the “_id” field which I provided. I assume this should’ve been restricted.</text:p>
              </text:list-item>
              <text:list-item>
                <text:p text:style-name="P8">When trying to patch user and set own “_id” in response body there <text:span text:style-name="T5">are </text:span><text:span text:style-name="T6">internal </text:span><text:span text:style-name="T5">address and</text:span> <text:span text:style-name="T5">url</text:span> to AWS MongoDB database. I can ping <text:span text:style-name="T6">url</text:span> externally from my computer.</text:p>
              </text:list-item>
              <text:list-item>
                <text:p text:style-name="P8">When registering a user with no fields in response, it says that only firstName, userName, and password are required. When trying to register a user without email it says that "Email address is already in use" and it is misleading.</text:p>
              </text:list-item>
              <text:list-item>
                <text:p text:style-name="P9">User fields limits:</text:p>
              </text:list-item>
            </text:list>
            <text:list text:style-name="L2">
              <text:list-item>
                <text:list>
                  <text:list-item>
                    <text:p text:style-name="P10">All fields are required;</text:p>
                  </text:list-item>
                  <text:list-item>
                    <text:p text:style-name="P10">Password length: 7 &lt;= p &lt;= 100;</text:p>
                  </text:list-item>
                  <text:list-item>
                    <text:p text:style-name="P10">Email doesn't allow invalid domain, spaces, missed @, missed user part, missed domain part;</text:p>
                  </text:list-item>
                  <text:list-item>
                    <text:p text:style-name="P10">_id length is 24.</text:p>
                  </text:list-item>
                </text:list>
              </text:list-item>
            </text:list>
          </table:table-cell>
        </table:table-row>
        <table:table-row>
          <table:table-cell table:style-name="Table1.A2" office:value-type="string">
            <text:p text:style-name="P7">Bugs:</text:p>
            <text:p text:style-name="P11">Notes 2, 3, 4.</text:p>
            <text:list text:style-name="L3">
              <text:list-item>
                <text:p text:style-name="P12">Special characters possible in email like “jo#n.green@mail.com”.</text:p>
              </text:list-item>
            </text:list>
          </table:table-cell>
        </table:table-row>
      </table:table>
      <text:p text:style-name="P13"/>
      <text:p text:style-name="P14"><text:soft-page-break/><text:span text:style-name="T7">Charter </text:span><text:span text:style-name="T8">2</text:span><text:span text:style-name="T7">. Explore </text:span><text:span text:style-name="T8">Contact</text:span><text:span text:style-name="T7"> API endpoints</text:span></text:p>
      <table:table table:name="Table2" table:style-name="Table2">
        <table:table-column table:style-name="Table2.A"/>
        <table:table-row>
          <table:table-cell table:style-name="Table2.A1" office:value-type="string">
            <text:p text:style-name="P2">Purpose:</text:p>
            <text:p text:style-name="P3">Explore <text:span text:style-name="T9">Contact</text:span> API endpoints</text:p>
            <text:p text:style-name="P3">With manually created data</text:p>
            <text:p text:style-name="P4">To discover behavior of API, invalid inputs, input restrictions</text:p>
          </table:table-cell>
        </table:table-row>
        <table:table-row>
          <table:table-cell table:style-name="Table2.A2" office:value-type="string">
            <text:p text:style-name="P5"><text:span text:style-name="T2">Timebox:</text:span></text:p>
            <text:p text:style-name="P5">Date: <text:span text:style-name="T9">01</text:span>.<text:span text:style-name="T9">11</text:span>.2024</text:p>
            <text:p text:style-name="P5">Duration: 30 minutes</text:p>
          </table:table-cell>
        </table:table-row>
        <table:table-row>
          <table:table-cell table:style-name="Table2.A2" office:value-type="string">
            <text:p text:style-name="P6"><text:span text:style-name="T3">Tools:</text:span><text:span text:style-name="T4"> Postman</text:span></text:p>
          </table:table-cell>
        </table:table-row>
        <table:table-row>
          <table:table-cell table:style-name="Table2.A2" office:value-type="string">
            <text:p text:style-name="P7">Notes:</text:p>
            <text:list xml:id="list1815034562" text:style-name="L4">
              <text:list-item>
                <text:p text:style-name="P15">Documentation <text:a xlink:type="simple" xlink:href="https://documenter.getpostman.com/view/4012288/TzK2bEa8" text:style-name="Internet_20_link" text:visited-style-name="Visited_20_Internet_20_Link">[Link]</text:a> is wrong:</text:p>
              </text:list-item>
            </text:list>
            <text:list text:style-name="L5">
              <text:list-item>
                <text:list>
                  <text:list-item>
                    <text:p text:style-name="P16">Get, Put, Patch Contact doesn’t work. Missing {id} part in url. Didn’t write that token is required;</text:p>
                  </text:list-item>
                  <text:list-item>
                    <text:p text:style-name="P16">Request labeled as “Delete contact” deletes all contacts. When tried to use this endpoint received response code 503;</text:p>
                  </text:list-item>
                  <text:list-item>
                    <text:p text:style-name="P16">Delete Contact {id} is not listed in documentation but endpoint is working.</text:p>
                  </text:list-item>
                </text:list>
              </text:list-item>
            </text:list>
            <text:list text:continue-list="list1815034562" text:style-name="L4">
              <text:list-item>
                <text:p text:style-name="P15">If <text:span text:style-name="T10">you </text:span>try to create Contact and then the same one but give it “_id” of the first in response is shown MongoError. <text:span text:style-name="T10">Looks like this case was not handled and received general error from backend library which interacts with database.</text:span></text:p>
              </text:list-item>
              <text:list-item>
                <text:p text:style-name="P15">Created contact with all fields. Updated <text:span text:style-name="T10">(PUT)</text:span> with only firstName and lastName. After trying to get thet contact each field exists but with null value. Don't know whether to consider it good or bad sign and which outcome tests should have.</text:p>
              </text:list-item>
              <text:list-item>
                <text:p text:style-name="P17">Contact fields limits:</text:p>
              </text:list-item>
            </text:list>
            <text:list text:style-name="L6">
              <text:list-item>
                <text:list>
                  <text:list-item>
                    <text:p text:style-name="P18">Only firstName and lastName are required;</text:p>
                  </text:list-item>
                  <text:list-item>
                    <text:p text:style-name="P18">firstName, lastName: empty not allowed, max len 20;</text:p>
                  </text:list-item>
                  <text:list-item>
                    <text:p text:style-name="P18">birthdate: format yyyy-mm-dd, empty not allowed, year any 4 numbers, month only 2 numbers and in range [01; 12], day only 2 numbers and in range [01;31];</text:p>
                  </text:list-item>
                  <text:list-item>
                    <text:p text:style-name="P18">email: empty not allowed, validation is the same [Charter 1. Note 5];</text:p>
                  </text:list-item>
                  <text:list-item>
                    <text:p text:style-name="P19">phone: empty not allowed, strange validation – haven’t found any patter therefore can't test it thoroughly.</text:p>
                    <text:p text:style-name="P20"><text:soft-page-break/><text:span text:style-name="T11">Allowed</text:span><text:span text:style-name="T10">: </text:span>1234567890, +551234567890, 111222333</text:p>
                    <text:p text:style-name="P20"><text:span text:style-name="T11">Is not allowed</text:span><text:span text:style-name="T10">: </text:span>+1222333444, +48222333444, +1234567890</text:p>
                  </text:list-item>
                  <text:list-item>
                    <text:p text:style-name="P18">stree1, street2, city: empty is allowed, max len<text:span text:style-name="T11">gth</text:span> 40;</text:p>
                  </text:list-item>
                  <text:list-item>
                    <text:p text:style-name="P18">stateProvince: empty is allowed, max len<text:span text:style-name="T11">gth</text:span> 20;</text:p>
                  </text:list-item>
                  <text:list-item>
                    <text:p text:style-name="P18">postalCode: empty <text:span text:style-name="T11">is</text:span> not allowed, only numbers, len<text:span text:style-name="T11">gth is in range</text:span> [3; 7];</text:p>
                  </text:list-item>
                  <text:list-item>
                    <text:p text:style-name="P18">country: empty is allowed, max len 40</text:p>
                  </text:list-item>
                </text:list>
              </text:list-item>
            </text:list>
          </table:table-cell>
        </table:table-row>
        <table:table-row>
          <table:table-cell table:style-name="Table2.A2" office:value-type="string">
            <text:p text:style-name="P7">Bugs:</text:p>
            <text:p text:style-name="P21">Note 2.</text:p>
            <text:list text:style-name="L7">
              <text:list-item>
                <text:p text:style-name="P22">Birthday in future is allowed.</text:p>
              </text:list-item>
              <text:list-item>
                <text:p text:style-name="P23">Birthday with year earlier than 1900 is allowed. So min year allowed is 1000 and max year is 9999.</text:p>
              </text:list-item>
            </text:list>
          </table:table-cell>
        </table:table-row>
      </table:table>
      <text:p text:style-name="P13"/>
      <text:p text:style-name="P13"/>
      <text:p text:style-name="P24">Charter <text:span text:style-name="T1">3</text:span>. Explore <text:span text:style-name="T1">website UI</text:span></text:p>
      <table:table table:name="Table3" table:style-name="Table3">
        <table:table-column table:style-name="Table3.A"/>
        <table:table-row>
          <table:table-cell table:style-name="Table3.A1" office:value-type="string">
            <text:p text:style-name="P2">Purpose</text:p>
            <text:p text:style-name="P3">Explore <text:span text:style-name="T9">UI</text:span></text:p>
            <text:p text:style-name="P3">With manually created data</text:p>
            <text:p text:style-name="P4">To discover <text:span text:style-name="T9">how UI looks </text:span><text:span text:style-name="T11">and works</text:span></text:p>
          </table:table-cell>
        </table:table-row>
        <table:table-row>
          <table:table-cell table:style-name="Table3.A2" office:value-type="string">
            <text:p text:style-name="P5"><text:span text:style-name="T2">Timebox</text:span></text:p>
            <text:p text:style-name="P5">Date: <text:span text:style-name="T9">02</text:span>.1<text:span text:style-name="T9">1</text:span>.2024</text:p>
            <text:p text:style-name="P5">Duration: <text:span text:style-name="T9">10</text:span> minutes</text:p>
          </table:table-cell>
        </table:table-row>
        <table:table-row>
          <table:table-cell table:style-name="Table3.A2" office:value-type="string">
            <text:p text:style-name="P6"><text:span text:style-name="T3">Tools:</text:span><text:span text:style-name="T4"> </text:span><text:span text:style-name="T9">Firefox DevTools</text:span></text:p>
          </table:table-cell>
        </table:table-row>
        <table:table-row>
          <table:table-cell table:style-name="Table3.A2" office:value-type="string">
            <text:p text:style-name="P7">Notes:</text:p>
            <text:list text:style-name="L8">
              <text:list-item>
                <text:p text:style-name="P25"><text:span text:style-name="T11">On Contact List page </text:span>tbody <text:span text:style-name="T11">element</text:span> is empty. <text:span text:style-name="T12">E</text:span>ach row is <text:span text:style-name="T11">put right</text:span> under table tag. Each table row should be under tbody <text:span text:style-name="T11">tag</text:span>. Neve<text:span text:style-name="T11">r</text:span>th<text:span text:style-name="T11">e</text:span>less, I'll write <text:span text:style-name="T12">automation </text:span><text:span text:style-name="T11">UI</text:span> test <text:span text:style-name="T12">regarding this part</text:span> <text:span text:style-name="T11">so that table </text:span><text:span text:style-name="T12">will</text:span><text:span text:style-name="T11"> be parsed successfully.</text:span></text:p>
              </text:list-item>
              <text:list-item>
                <text:p text:style-name="P25"><text:span text:style-name="T12">I</text:span>d of each contact is sent to client <text:span text:style-name="T12">but</text:span> it's just set to be invisible. <text:span text:style-name="T12">Don’t know requirements, so I won’t test it.</text:span></text:p>
              </text:list-item>
            </text:list>
          </table:table-cell>
        </table:table-row>
        <table:table-row>
          <table:table-cell table:style-name="Table3.A2" office:value-type="string">
            <text:p text:style-name="P7">Bugs:</text:p>
            <text:p text:style-name="P11">Note <text:span text:style-name="T11">1.</text:span></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1:18:06.425192912</meta:creation-date>
    <dc:date>2024-11-04T03:04:33.590339171</dc:date>
    <meta:editing-duration>PT6M58S</meta:editing-duration>
    <meta:editing-cycles>4</meta:editing-cycles>
    <meta:generator>LibreOffice/24.8.2.1$Linux_X86_64 LibreOffice_project/0f794b6e29741098670a3b95d60478a65d05ef13</meta:generator>
    <meta:print-date>2024-11-04T03:03:55.961915757</meta:print-date>
    <meta:printed-by>PDF files</meta:printed-by>
    <meta:document-statistic meta:table-count="3" meta:image-count="0" meta:object-count="0" meta:page-count="4" meta:paragraph-count="69" meta:word-count="624" meta:character-count="3604" meta:non-whitespace-character-count="3080"/>
  </office:meta>
</office:document-meta>
</file>